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r-5">
      <style:text-properties fo:font-size="5.0pt"/>
    </style:style>
    <style:style style:family="text" style:name="cmr-7">
      <style:text-properties fo:font-size="7.0pt"/>
    </style:style>
    <style:style style:family="text" style:name="cmmi-5">
      <style:text-properties fo:font-size="5.0pt" fo:font-style="italic"/>
    </style:style>
    <style:style style:family="text" style:name="cmmi-7">
      <style:text-properties fo:font-size="7.0pt" fo:font-style="italic"/>
    </style:style>
    <style:style style:family="text" style:name="cmmi-10">
      <style:text-properties fo:font-style="italic"/>
    </style:style>
    <style:style style:family="text" style:name="cmsy-5">
      <style:text-properties fo:font-size="5.0pt"/>
    </style:style>
    <style:style style:family="text" style:name="cmsy-7">
      <style:text-properties fo:font-size="7.0pt"/>
    </style:style>
    <style:style style:family="text" style:name="cmbx-10">
      <style:text-properties fo:font-weight="bold"/>
    </style:style>
    <style:style style:family="text" style:name="cmbsy-10">
      <style:text-properties fo:font-weight="bold"/>
    </style:style>
    <style:style style:family="text" style:name="cmbsy-7">
      <style:text-properties fo:font-size="7.0pt" fo:font-weight="bold"/>
    </style:style>
    <style:style style:family="text" style:name="cmbsy-5">
      <style:text-properties fo:font-size="5.0pt" fo:font-weight="bold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!--  l. 33 
 -->
      <text:p text:style-name="Text-body">Test (<text:a xlink:href="#cite.0@knuth1986" xlink:type="simple">KNUTH; KNUTH</text:a>, <text:a xlink:href="#cite.0@knuth1986" xlink:type="simple">1986</text:a>).
   </text:p>
      <!--  start of section 
 -->
      <text:h text:outline-level="2" text:style-name="Heading-2"><text:span text:style-name="section"/><text:bookmark text:name="x1-1000"/>Referências</text:h>
      <text:bibliography text:name="bib-1">
        <text:bibliography-source>
          <text:index-title-template>
Referências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<text:bookmark text:name="cite.0@knuth1986"/>KNUTH, Donald Ervin;
KNUTH, Donald Ervin.
<text:span text:style-name="textbf"><text:span text:style-name="cmbx-10">The</text:span>
<text:span text:style-name="cmbx-10">TeXbook</text:span>
</text:span>.
Reading,
Mass:
Addison-Wesley,
1986.
(Computers
&amp;
typesetting,
A).
ISBN
9780201134476
9780201134483.</text:p>
        </text:index-body>
      </text:bibliography>
      <!--  end of section 
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st.tex, options: xhtml,charset=utf-8,ooffice,html,refcaption 
(http://www.cse.ohio-state.edu/~gurari/TeX4ht/)  
</meta:initial-creator>
    <meta:generator>TeX4ht from test.tex, options: xhtml,charset=utf-8,ooffice,html,refcaption 
(http://www.cse.ohio-state.edu/~gurari/TeX4ht/)  
</meta:generator>
  </office:meta>
</office:document-meta>
</file>